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17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rong-and-weak" table:style-name="ta1">
        <table:shapes>
          <draw:frame draw:z-index="0" draw:style-name="gr1" draw:text-style-name="P1" svg:width="159.99mm" svg:height="89.99mm" svg:x="93.79mm" svg:y="82mm">
            <loext:p draw:notify-on-update-of-ranges="'strong-and-weak'.A7:'strong-and-weak'.A16 'strong-and-weak'.B2:'strong-and-weak'.B3 'strong-and-weak'.B7:'strong-and-weak'.B16 'strong-and-weak'.A7:'strong-and-weak'.A16 'strong-and-weak'.C2:'strong-and-weak'.C3 'strong-and-weak'.C7:'strong-and-weak'.C16 'strong-and-weak'.A7:'strong-and-weak'.A16 'strong-and-weak'.D2:'strong-and-weak'.D3 'strong-and-weak'.D7:'strong-and-weak'.D16 'strong-and-weak'.A7:'strong-and-weak'.A16 'strong-and-weak'.E2:'strong-and-weak'.E3 'strong-and-weak'.E7:'strong-and-weak'.E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1" table:default-cell-style-name="ce4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>
          <table:table-cell table:number-columns-repeated="17"/>
          <table:table-cell table:style-name="Default" office:value-type="string" calcext:value-type="string">
            <text:p>AH-WE-Data-201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trong</text:p>
          </table:table-cell>
          <table:table-cell table:number-columns-repeated="13"/>
          <table:table-cell table:style-name="ce2" office:value-type="string" calcext:value-type="string">
            <text:p>Compare-to-2013</text:p>
          </table:table-cell>
          <table:table-cell table:style-name="ce2"/>
          <table:table-cell/>
          <table:table-cell office:value-type="string" calcext:value-type="string">
            <text:p>cores</text:p>
          </table:table-cell>
          <table:table-cell table:style-name="ce4" office:value-type="string" calcext:value-type="string">
            <text:p>TFLOPS, weak-scaling</text:p>
          </table:table-cell>
          <table:table-cell table:style-name="ce4" office:value-type="string" calcext:value-type="string">
            <text:p>TFLOPS, strong-scaling</text:p>
          </table:table-cell>
          <table:table-cell office:value-type="string" calcext:value-type="string">
            <text:p>NumberOfNodes</text:p>
          </table:table-cell>
          <table:table-cell office:value-type="string" calcext:value-type="string">
            <text:p>efficiency weak</text:p>
          </table:table-cell>
          <table:table-cell office:value-type="string" calcext:value-type="string">
            <text:p>efficiency strong</text:p>
          </table:table-cell>
        </table:table-row>
        <table:table-row table:style-name="ro1">
          <table:table-cell office:value-type="string" calcext:value-type="string">
            <text:p>Nnodes</text:p>
          </table:table-cell>
          <table:table-cell office:value-type="string" calcext:value-type="string">
            <text:p>Force-only</text:p>
          </table:table-cell>
          <table:table-cell office:value-type="string" calcext:value-type="string">
            <text:p>Whole-loop</text:p>
          </table:table-cell>
          <table:table-cell office:value-type="string" calcext:value-type="string">
            <text:p>Ideal-force</text:p>
          </table:table-cell>
          <table:table-cell office:value-type="string" calcext:value-type="string">
            <text:p>Ideal-whole</text:p>
          </table:table-cell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Weak-force</text:p>
          </table:table-cell>
          <table:table-cell office:value-type="string" calcext:value-type="string">
            <text:p>Weak-loop</text:p>
          </table:table-cell>
          <table:table-cell office:value-type="string" calcext:value-type="string">
            <text:p>Ideal-weak-force</text:p>
          </table:table-cell>
          <table:table-cell office:value-type="string" calcext:value-type="string">
            <text:p>Ideal-weak-loop</text:p>
          </table:table-cell>
          <table:table-cell office:value-type="string" calcext:value-type="string">
            <text:p>efficiency</text:p>
          </table:table-cell>
          <table:table-cell table:number-columns-repeated="2"/>
          <table:table-cell table:style-name="ce2" office:value-type="string" calcext:value-type="string">
            <text:p>Weak-loop</text:p>
          </table:table-cell>
          <table:table-cell table:style-name="ce2" office:value-type="string" calcext:value-type="string">
            <text:p>Strong-loo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4375" calcext:value-type="float">
            <text:p>0.004</text:p>
          </table:table-cell>
          <table:table-cell/>
          <table:table-cell table:formula="of:=[.R3]/16" office:value-type="float" office:value="0.0625" calcext:value-type="float">
            <text:p>0.0625</text:p>
          </table:table-cell>
          <table:table-cell table:formula="of:=[.S3]/([.R3]*[.S$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1" table:number-columns-repeated="2"/>
          <table:table-cell table:formula="of:=['weak-raw'.L3]/1000" office:value-type="float" office:value="0.10693" calcext:value-type="float">
            <text:p>0.10693</text:p>
          </table:table-cell>
          <table:table-cell table:formula="of:=['weak-raw'.M3]/1000" office:value-type="float" office:value="0.087743" calcext:value-type="float">
            <text:p>0.087743</text:p>
          </table:table-cell>
          <table:table-cell table:formula="of:=[.H$4]*[.$A4]/[.$A$4]" office:value-type="float" office:value="0.10693" calcext:value-type="float">
            <text:p>0.10693</text:p>
          </table:table-cell>
          <table:table-cell table:formula="of:=[.I$4]*[.$A4]/[.$A$4]" office:value-type="float" office:value="0.087743" calcext:value-type="float">
            <text:p>0.087743</text:p>
          </table:table-cell>
          <table:table-cell table:style-name="ce1" table:formula="of:=[.H4]/[.J4]" office:value-type="float" office:value="1" calcext:value-type="float">
            <text:p>1.00</text:p>
          </table:table-cell>
          <table:table-cell table:style-name="ce1" table:formula="of:=[.I4]/[.K4]" office:value-type="float" office:value="1" calcext:value-type="float">
            <text:p>1.00</text:p>
          </table:table-cell>
          <table:table-cell/>
          <table:table-cell table:style-name="ce3" table:formula="of:=[.I4]/[.S4]" office:value-type="float" office:value="1.23581690140845" calcext:value-type="float">
            <text:p>1.24</text:p>
          </table:table-cell>
          <table:table-cell table:style-name="ce3"/>
          <table:table-cell/>
          <table:table-cell office:value-type="float" office:value="16" calcext:value-type="float">
            <text:p>16</text:p>
          </table:table-cell>
          <table:table-cell office:value-type="float" office:value="0.071" calcext:value-type="float">
            <text:p>0.071</text:p>
          </table:table-cell>
          <table:table-cell/>
          <table:table-cell table:formula="of:=[.R4]/16" office:value-type="float" office:value="1" calcext:value-type="float">
            <text:p>1</text:p>
          </table:table-cell>
          <table:table-cell table:formula="of:=[.S4]/([.R4]*[.S$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1" table:number-columns-repeated="2"/>
          <table:table-cell table:formula="of:=['weak-raw'.L4]/1000" office:value-type="float" office:value="0.21323" calcext:value-type="float">
            <text:p>0.21323</text:p>
          </table:table-cell>
          <table:table-cell table:formula="of:=['weak-raw'.M4]/1000" office:value-type="float" office:value="0.16855" calcext:value-type="float">
            <text:p>0.16855</text:p>
          </table:table-cell>
          <table:table-cell table:formula="of:=[.H$4]*[.$A5]/[.$A$4]" office:value-type="float" office:value="0.21386" calcext:value-type="float">
            <text:p>0.21386</text:p>
          </table:table-cell>
          <table:table-cell table:formula="of:=[.I$4]*[.$A5]/[.$A$4]" office:value-type="float" office:value="0.175486" calcext:value-type="float">
            <text:p>0.175486</text:p>
          </table:table-cell>
          <table:table-cell table:style-name="ce1" table:formula="of:=[.H5]/[.J5]" office:value-type="float" office:value="0.997054147573179" calcext:value-type="float">
            <text:p>1.00</text:p>
          </table:table-cell>
          <table:table-cell table:style-name="ce1" table:formula="of:=[.I5]/[.K5]" office:value-type="float" office:value="0.960475479525432" calcext:value-type="float">
            <text:p>0.96</text:p>
          </table:table-cell>
          <table:table-cell/>
          <table:table-cell table:style-name="ce3" table:formula="of:=[.I5]/[.S5]" office:value-type="float" office:value="1.18697183098592" calcext:value-type="float">
            <text:p>1.19</text:p>
          </table:table-cell>
          <table:table-cell table:style-name="ce3"/>
          <table:table-cell/>
          <table:table-cell office:value-type="float" office:value="32" calcext:value-type="float">
            <text:p>32</text:p>
          </table:table-cell>
          <table:table-cell office:value-type="float" office:value="0.142" calcext:value-type="float">
            <text:p>0.142</text:p>
          </table:table-cell>
          <table:table-cell/>
          <table:table-cell table:formula="of:=[.R5]/16" office:value-type="float" office:value="2" calcext:value-type="float">
            <text:p>2</text:p>
          </table:table-cell>
          <table:table-cell table:formula="of:=[.S5]/([.R5]*[.S$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 table:number-columns-repeated="2"/>
          <table:table-cell table:formula="of:=['weak-raw'.L5]/1000" office:value-type="float" office:value="0.41923" calcext:value-type="float">
            <text:p>0.41923</text:p>
          </table:table-cell>
          <table:table-cell table:formula="of:=['weak-raw'.M5]/1000" office:value-type="float" office:value="0.31613" calcext:value-type="float">
            <text:p>0.31613</text:p>
          </table:table-cell>
          <table:table-cell table:formula="of:=[.H$4]*[.$A6]/[.$A$4]" office:value-type="float" office:value="0.42772" calcext:value-type="float">
            <text:p>0.42772</text:p>
          </table:table-cell>
          <table:table-cell table:formula="of:=[.I$4]*[.$A6]/[.$A$4]" office:value-type="float" office:value="0.350972" calcext:value-type="float">
            <text:p>0.350972</text:p>
          </table:table-cell>
          <table:table-cell table:style-name="ce1" table:formula="of:=[.H6]/[.J6]" office:value-type="float" office:value="0.980150565790704" calcext:value-type="float">
            <text:p>0.98</text:p>
          </table:table-cell>
          <table:table-cell table:style-name="ce1" table:formula="of:=[.I6]/[.K6]" office:value-type="float" office:value="0.900727123531222" calcext:value-type="float">
            <text:p>0.90</text:p>
          </table:table-cell>
          <table:table-cell/>
          <table:table-cell table:style-name="ce3" table:formula="of:=[.I6]/[.S6]" office:value-type="float" office:value="1.10922807017544" calcext:value-type="float">
            <text:p>1.11</text:p>
          </table:table-cell>
          <table:table-cell table:style-name="ce3"/>
          <table:table-cell/>
          <table:table-cell office:value-type="float" office:value="64" calcext:value-type="float">
            <text:p>64</text:p>
          </table:table-cell>
          <table:table-cell office:value-type="float" office:value="0.285" calcext:value-type="float">
            <text:p>0.285</text:p>
          </table:table-cell>
          <table:table-cell/>
          <table:table-cell table:formula="of:=[.R6]/16" office:value-type="float" office:value="4" calcext:value-type="float">
            <text:p>4</text:p>
          </table:table-cell>
          <table:table-cell table:formula="of:=[.S6]/([.R6]*[.S$3])" office:value-type="float" office:value="1.00352112676056" calcext:value-type="float">
            <text:p>1.003521126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strong-raw'.L3]/1000" office:value-type="float" office:value="0.85861" calcext:value-type="float">
            <text:p>0.85861</text:p>
          </table:table-cell>
          <table:table-cell table:formula="of:=['strong-raw'.M3]/1000" office:value-type="float" office:value="0.64662" calcext:value-type="float">
            <text:p>0.64662</text:p>
          </table:table-cell>
          <table:table-cell table:formula="of:=[.B$7]*[.$A7]/[.$A$7]" office:value-type="float" office:value="0.85861" calcext:value-type="float">
            <text:p>0.85861</text:p>
          </table:table-cell>
          <table:table-cell table:formula="of:=[.C$7]*[.$A7]/[.$A$7]" office:value-type="float" office:value="0.64662" calcext:value-type="float">
            <text:p>0.64662</text:p>
          </table:table-cell>
          <table:table-cell table:style-name="ce1" table:formula="of:=[.B7]/[.D7]" office:value-type="float" office:value="1" calcext:value-type="float">
            <text:p>1.00</text:p>
          </table:table-cell>
          <table:table-cell table:style-name="ce1" table:formula="of:=[.C7]/[.E7]" office:value-type="float" office:value="1" calcext:value-type="float">
            <text:p>1.00</text:p>
          </table:table-cell>
          <table:table-cell table:formula="of:=['weak-raw'.L6]/1000" office:value-type="float" office:value="0.8589" calcext:value-type="float">
            <text:p>0.8589</text:p>
          </table:table-cell>
          <table:table-cell table:formula="of:=['weak-raw'.M6]/1000" office:value-type="float" office:value="0.65084" calcext:value-type="float">
            <text:p>0.65084</text:p>
          </table:table-cell>
          <table:table-cell table:formula="of:=[.H$4]*[.$A7]/[.$A$4]" office:value-type="float" office:value="0.85544" calcext:value-type="float">
            <text:p>0.85544</text:p>
          </table:table-cell>
          <table:table-cell table:formula="of:=[.I$4]*[.$A7]/[.$A$4]" office:value-type="float" office:value="0.701944" calcext:value-type="float">
            <text:p>0.701944</text:p>
          </table:table-cell>
          <table:table-cell table:style-name="ce1" table:formula="of:=[.H7]/[.J7]" office:value-type="float" office:value="1.00404470214159" calcext:value-type="float">
            <text:p>1.00</text:p>
          </table:table-cell>
          <table:table-cell table:style-name="ce1" table:formula="of:=[.I7]/[.K7]" office:value-type="float" office:value="0.927196471513397" calcext:value-type="float">
            <text:p>0.93</text:p>
          </table:table-cell>
          <table:table-cell/>
          <table:table-cell table:style-name="ce3" table:formula="of:=[.I7]/[.S7]" office:value-type="float" office:value="1.17480144404332" calcext:value-type="float">
            <text:p>1.17</text:p>
          </table:table-cell>
          <table:table-cell table:style-name="ce3" table:formula="of:=[.C7]/[.T7]" office:value-type="float" office:value="1.16718411552347" calcext:value-type="float">
            <text:p>1.17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0.554" calcext:value-type="float">
            <text:p>0.554</text:p>
          </table:table-cell>
          <table:table-cell table:formula="of:=[.R7]/16" office:value-type="float" office:value="8" calcext:value-type="float">
            <text:p>8</text:p>
          </table:table-cell>
          <table:table-cell table:formula="of:=[.S7]/([.R7]*[.S$3])" office:value-type="float" office:value="0.975352112676056" calcext:value-type="float">
            <text:p>0.9753521127</text:p>
          </table:table-cell>
          <table:table-cell table:formula="of:=[.T7]/([.R7]/[.R$7]*[.T$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'strong-raw'.L4]/1000" office:value-type="float" office:value="1.7227" calcext:value-type="float">
            <text:p>1.7227</text:p>
          </table:table-cell>
          <table:table-cell table:formula="of:=['strong-raw'.M4]/1000" office:value-type="float" office:value="1.1891" calcext:value-type="float">
            <text:p>1.1891</text:p>
          </table:table-cell>
          <table:table-cell table:formula="of:=[.B$7]*[.$A8]/[.$A$7]" office:value-type="float" office:value="1.71722" calcext:value-type="float">
            <text:p>1.71722</text:p>
          </table:table-cell>
          <table:table-cell table:formula="of:=[.C$7]*[.$A8]/[.$A$7]" office:value-type="float" office:value="1.29324" calcext:value-type="float">
            <text:p>1.29324</text:p>
          </table:table-cell>
          <table:table-cell table:style-name="ce1" table:formula="of:=[.B8]/[.D8]" office:value-type="float" office:value="1.00319120438849" calcext:value-type="float">
            <text:p>1.00</text:p>
          </table:table-cell>
          <table:table-cell table:style-name="ce1" table:formula="of:=[.C8]/[.E8]" office:value-type="float" office:value="0.919473570257648" calcext:value-type="float">
            <text:p>0.92</text:p>
          </table:table-cell>
          <table:table-cell table:formula="of:=['weak-raw'.L7]/1000" office:value-type="float" office:value="1.6935" calcext:value-type="float">
            <text:p>1.6935</text:p>
          </table:table-cell>
          <table:table-cell table:formula="of:=['weak-raw'.M7]/1000" office:value-type="float" office:value="1.2239" calcext:value-type="float">
            <text:p>1.2239</text:p>
          </table:table-cell>
          <table:table-cell table:formula="of:=[.H$4]*[.$A8]/[.$A$4]" office:value-type="float" office:value="1.71088" calcext:value-type="float">
            <text:p>1.71088</text:p>
          </table:table-cell>
          <table:table-cell table:formula="of:=[.I$4]*[.$A8]/[.$A$4]" office:value-type="float" office:value="1.403888" calcext:value-type="float">
            <text:p>1.403888</text:p>
          </table:table-cell>
          <table:table-cell table:style-name="ce1" table:formula="of:=[.H8]/[.J8]" office:value-type="float" office:value="0.989841485083699" calcext:value-type="float">
            <text:p>0.99</text:p>
          </table:table-cell>
          <table:table-cell table:style-name="ce1" table:formula="of:=[.I8]/[.K8]" office:value-type="float" office:value="0.871793191479662" calcext:value-type="float">
            <text:p>0.87</text:p>
          </table:table-cell>
          <table:table-cell/>
          <table:table-cell table:style-name="ce3" table:formula="of:=[.I8]/[.S8]" office:value-type="float" office:value="1.07359649122807" calcext:value-type="float">
            <text:p>1.07</text:p>
          </table:table-cell>
          <table:table-cell table:style-name="ce3" table:formula="of:=[.C8]/[.T8]" office:value-type="float" office:value="1.19148296593186" calcext:value-type="float">
            <text:p>1.1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.14" calcext:value-type="float">
            <text:p>1.140</text:p>
          </table:table-cell>
          <table:table-cell office:value-type="float" office:value="0.998" calcext:value-type="float">
            <text:p>0.998</text:p>
          </table:table-cell>
          <table:table-cell table:formula="of:=[.R8]/16" office:value-type="float" office:value="16" calcext:value-type="float">
            <text:p>16</text:p>
          </table:table-cell>
          <table:table-cell table:formula="of:=[.S8]/([.R8]*[.S$3])" office:value-type="float" office:value="1.00352112676056" calcext:value-type="float">
            <text:p>1.0035211268</text:p>
          </table:table-cell>
          <table:table-cell table:formula="of:=[.T8]/([.R8]/[.R$7]*[.T$7])" office:value-type="float" office:value="0.90072202166065" calcext:value-type="float">
            <text:p>0.90072202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'strong-raw'.L5]/1000" office:value-type="float" office:value="3.4241" calcext:value-type="float">
            <text:p>3.4241</text:p>
          </table:table-cell>
          <table:table-cell table:formula="of:=['strong-raw'.M5]/1000" office:value-type="float" office:value="2.2703" calcext:value-type="float">
            <text:p>2.2703</text:p>
          </table:table-cell>
          <table:table-cell table:formula="of:=[.B$7]*[.$A9]/[.$A$7]" office:value-type="float" office:value="3.43444" calcext:value-type="float">
            <text:p>3.43444</text:p>
          </table:table-cell>
          <table:table-cell table:formula="of:=[.C$7]*[.$A9]/[.$A$7]" office:value-type="float" office:value="2.58648" calcext:value-type="float">
            <text:p>2.58648</text:p>
          </table:table-cell>
          <table:table-cell table:style-name="ce1" table:formula="of:=[.B9]/[.D9]" office:value-type="float" office:value="0.996989319947357" calcext:value-type="float">
            <text:p>1.00</text:p>
          </table:table-cell>
          <table:table-cell table:style-name="ce1" table:formula="of:=[.C9]/[.E9]" office:value-type="float" office:value="0.877756642231914" calcext:value-type="float">
            <text:p>0.88</text:p>
          </table:table-cell>
          <table:table-cell table:formula="of:=['weak-raw'.L8]/1000" office:value-type="float" office:value="3.4288" calcext:value-type="float">
            <text:p>3.4288</text:p>
          </table:table-cell>
          <table:table-cell table:formula="of:=['weak-raw'.M8]/1000" office:value-type="float" office:value="2.413" calcext:value-type="float">
            <text:p>2.413</text:p>
          </table:table-cell>
          <table:table-cell table:formula="of:=[.H$4]*[.$A9]/[.$A$4]" office:value-type="float" office:value="3.42176" calcext:value-type="float">
            <text:p>3.42176</text:p>
          </table:table-cell>
          <table:table-cell table:formula="of:=[.I$4]*[.$A9]/[.$A$4]" office:value-type="float" office:value="2.807776" calcext:value-type="float">
            <text:p>2.807776</text:p>
          </table:table-cell>
          <table:table-cell table:style-name="ce1" table:formula="of:=[.H9]/[.J9]" office:value-type="float" office:value="1.00205742074254" calcext:value-type="float">
            <text:p>1.00</text:p>
          </table:table-cell>
          <table:table-cell table:style-name="ce1" table:formula="of:=[.I9]/[.K9]" office:value-type="float" office:value="0.85939904037929" calcext:value-type="float">
            <text:p>0.86</text:p>
          </table:table-cell>
          <table:table-cell/>
          <table:table-cell table:style-name="ce3" table:formula="of:=[.I9]/[.S9]" office:value-type="float" office:value="1.07244444444444" calcext:value-type="float">
            <text:p>1.07</text:p>
          </table:table-cell>
          <table:table-cell table:style-name="ce3" table:formula="of:=[.C9]/[.T9]" office:value-type="float" office:value="1.10208737864078" calcext:value-type="float">
            <text:p>1.1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.25" calcext:value-type="float">
            <text:p>2.250</text:p>
          </table:table-cell>
          <table:table-cell office:value-type="float" office:value="2.06" calcext:value-type="float">
            <text:p>2.060</text:p>
          </table:table-cell>
          <table:table-cell table:formula="of:=[.R9]/16" office:value-type="float" office:value="32" calcext:value-type="float">
            <text:p>32</text:p>
          </table:table-cell>
          <table:table-cell table:formula="of:=[.S9]/([.R9]*[.S$3])" office:value-type="float" office:value="0.990316901408451" calcext:value-type="float">
            <text:p>0.9903169014</text:p>
          </table:table-cell>
          <table:table-cell table:formula="of:=[.T9]/([.R9]/[.R$7]*[.T$7])" office:value-type="float" office:value="0.929602888086643" calcext:value-type="float">
            <text:p>0.92960288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'strong-raw'.L6]/1000" office:value-type="float" office:value="6.6675" calcext:value-type="float">
            <text:p>6.6675</text:p>
          </table:table-cell>
          <table:table-cell table:formula="of:=['strong-raw'.M6]/1000" office:value-type="float" office:value="4.2548" calcext:value-type="float">
            <text:p>4.2548</text:p>
          </table:table-cell>
          <table:table-cell table:formula="of:=[.B$7]*[.$A10]/[.$A$7]" office:value-type="float" office:value="6.86888" calcext:value-type="float">
            <text:p>6.86888</text:p>
          </table:table-cell>
          <table:table-cell table:formula="of:=[.C$7]*[.$A10]/[.$A$7]" office:value-type="float" office:value="5.17296" calcext:value-type="float">
            <text:p>5.17296</text:p>
          </table:table-cell>
          <table:table-cell table:style-name="ce1" table:formula="of:=[.B10]/[.D10]" office:value-type="float" office:value="0.970682265522181" calcext:value-type="float">
            <text:p>0.97</text:p>
          </table:table-cell>
          <table:table-cell table:style-name="ce1" table:formula="of:=[.C10]/[.E10]" office:value-type="float" office:value="0.822507809841948" calcext:value-type="float">
            <text:p>0.82</text:p>
          </table:table-cell>
          <table:table-cell table:formula="of:=['weak-raw'.L9]/1000" office:value-type="float" office:value="6.8063" calcext:value-type="float">
            <text:p>6.8063</text:p>
          </table:table-cell>
          <table:table-cell table:formula="of:=['weak-raw'.M9]/1000" office:value-type="float" office:value="4.7368" calcext:value-type="float">
            <text:p>4.7368</text:p>
          </table:table-cell>
          <table:table-cell table:formula="of:=[.H$4]*[.$A10]/[.$A$4]" office:value-type="float" office:value="6.84352" calcext:value-type="float">
            <text:p>6.84352</text:p>
          </table:table-cell>
          <table:table-cell table:formula="of:=[.I$4]*[.$A10]/[.$A$4]" office:value-type="float" office:value="5.615552" calcext:value-type="float">
            <text:p>5.615552</text:p>
          </table:table-cell>
          <table:table-cell table:style-name="ce1" table:formula="of:=[.H10]/[.J10]" office:value-type="float" office:value="0.994561278406434" calcext:value-type="float">
            <text:p>0.99</text:p>
          </table:table-cell>
          <table:table-cell table:style-name="ce1" table:formula="of:=[.I10]/[.K10]" office:value-type="float" office:value="0.843514582359846" calcext:value-type="float">
            <text:p>0.84</text:p>
          </table:table-cell>
          <table:table-cell/>
          <table:table-cell table:style-name="ce3" table:formula="of:=[.I10]/[.S10]" office:value-type="float" office:value="1.06925507900677" calcext:value-type="float">
            <text:p>1.07</text:p>
          </table:table-cell>
          <table:table-cell table:style-name="ce3" table:formula="of:=[.C10]/[.T10]" office:value-type="float" office:value="1.03271844660194" calcext:value-type="float">
            <text:p>1.0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.43" calcext:value-type="float">
            <text:p>4.430</text:p>
          </table:table-cell>
          <table:table-cell office:value-type="float" office:value="4.12" calcext:value-type="float">
            <text:p>4.120</text:p>
          </table:table-cell>
          <table:table-cell table:formula="of:=[.R10]/16" office:value-type="float" office:value="64" calcext:value-type="float">
            <text:p>64</text:p>
          </table:table-cell>
          <table:table-cell table:formula="of:=[.S10]/([.R10]*[.S$3])" office:value-type="float" office:value="0.974911971830986" calcext:value-type="float">
            <text:p>0.9749119718</text:p>
          </table:table-cell>
          <table:table-cell table:formula="of:=[.T10]/([.R10]/[.R$7]*[.T$7])" office:value-type="float" office:value="0.929602888086643" calcext:value-type="float">
            <text:p>0.92960288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'strong-raw'.L7]/1000" office:value-type="float" office:value="13.276" calcext:value-type="float">
            <text:p>13.276</text:p>
          </table:table-cell>
          <table:table-cell table:formula="of:=['strong-raw'.M7]/1000" office:value-type="float" office:value="7.9831" calcext:value-type="float">
            <text:p>7.9831</text:p>
          </table:table-cell>
          <table:table-cell table:formula="of:=[.B$7]*[.$A11]/[.$A$7]" office:value-type="float" office:value="13.73776" calcext:value-type="float">
            <text:p>13.73776</text:p>
          </table:table-cell>
          <table:table-cell table:formula="of:=[.C$7]*[.$A11]/[.$A$7]" office:value-type="float" office:value="10.34592" calcext:value-type="float">
            <text:p>10.34592</text:p>
          </table:table-cell>
          <table:table-cell table:style-name="ce1" table:formula="of:=[.B11]/[.D11]" office:value-type="float" office:value="0.966387533338768" calcext:value-type="float">
            <text:p>0.97</text:p>
          </table:table-cell>
          <table:table-cell table:style-name="ce1" table:formula="of:=[.C11]/[.E11]" office:value-type="float" office:value="0.771618183786459" calcext:value-type="float">
            <text:p>0.77</text:p>
          </table:table-cell>
          <table:table-cell table:formula="of:=['weak-raw'.L10]/1000" office:value-type="float" office:value="13.536" calcext:value-type="float">
            <text:p>13.536</text:p>
          </table:table-cell>
          <table:table-cell table:formula="of:=['weak-raw'.M10]/1000" office:value-type="float" office:value="9.4205" calcext:value-type="float">
            <text:p>9.4205</text:p>
          </table:table-cell>
          <table:table-cell table:formula="of:=[.H$4]*[.$A11]/[.$A$4]" office:value-type="float" office:value="13.68704" calcext:value-type="float">
            <text:p>13.68704</text:p>
          </table:table-cell>
          <table:table-cell table:formula="of:=[.I$4]*[.$A11]/[.$A$4]" office:value-type="float" office:value="11.231104" calcext:value-type="float">
            <text:p>11.231104</text:p>
          </table:table-cell>
          <table:table-cell table:style-name="ce1" table:formula="of:=[.H11]/[.J11]" office:value-type="float" office:value="0.988964743290003" calcext:value-type="float">
            <text:p>0.99</text:p>
          </table:table-cell>
          <table:table-cell table:style-name="ce1" table:formula="of:=[.I11]/[.K11]" office:value-type="float" office:value="0.838786641099575" calcext:value-type="float">
            <text:p>0.84</text:p>
          </table:table-cell>
          <table:table-cell/>
          <table:table-cell table:style-name="ce3" table:formula="of:=[.I11]/[.S11]" office:value-type="float" office:value="1.05139508928571" calcext:value-type="float">
            <text:p>1.05</text:p>
          </table:table-cell>
          <table:table-cell table:style-name="ce3" table:formula="of:=[.C11]/[.T11]" office:value-type="float" office:value="0.988007425742574" calcext:value-type="float">
            <text:p>0.99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8.96" calcext:value-type="float">
            <text:p>8.960</text:p>
          </table:table-cell>
          <table:table-cell office:value-type="float" office:value="8.08" calcext:value-type="float">
            <text:p>8.080</text:p>
          </table:table-cell>
          <table:table-cell table:formula="of:=[.R11]/16" office:value-type="float" office:value="128" calcext:value-type="float">
            <text:p>128</text:p>
          </table:table-cell>
          <table:table-cell table:formula="of:=[.S11]/([.R11]*[.S$3])" office:value-type="float" office:value="0.985915492957747" calcext:value-type="float">
            <text:p>0.985915493</text:p>
          </table:table-cell>
          <table:table-cell table:formula="of:=[.T11]/([.R11]/[.R$7]*[.T$7])" office:value-type="float" office:value="0.911552346570397" calcext:value-type="float">
            <text:p>0.91155234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'strong-raw'.L8]/1000" office:value-type="float" office:value="26.615" calcext:value-type="float">
            <text:p>26.615</text:p>
          </table:table-cell>
          <table:table-cell table:formula="of:=['strong-raw'.M8]/1000" office:value-type="float" office:value="15.037" calcext:value-type="float">
            <text:p>15.037</text:p>
          </table:table-cell>
          <table:table-cell table:formula="of:=[.B$7]*[.$A12]/[.$A$7]" office:value-type="float" office:value="27.47552" calcext:value-type="float">
            <text:p>27.47552</text:p>
          </table:table-cell>
          <table:table-cell table:formula="of:=[.C$7]*[.$A12]/[.$A$7]" office:value-type="float" office:value="20.69184" calcext:value-type="float">
            <text:p>20.69184</text:p>
          </table:table-cell>
          <table:table-cell table:style-name="ce1" table:formula="of:=[.B12]/[.D12]" office:value-type="float" office:value="0.968680483572285" calcext:value-type="float">
            <text:p>0.97</text:p>
          </table:table-cell>
          <table:table-cell table:style-name="ce1" table:formula="of:=[.C12]/[.E12]" office:value-type="float" office:value="0.726711592589156" calcext:value-type="float">
            <text:p>0.73</text:p>
          </table:table-cell>
          <table:table-cell table:formula="of:=['weak-raw'.L11]/1000" office:value-type="float" office:value="27.153" calcext:value-type="float">
            <text:p>27.153</text:p>
          </table:table-cell>
          <table:table-cell table:formula="of:=['weak-raw'.M11]/1000" office:value-type="float" office:value="18.773" calcext:value-type="float">
            <text:p>18.773</text:p>
          </table:table-cell>
          <table:table-cell table:formula="of:=[.H$4]*[.$A12]/[.$A$4]" office:value-type="float" office:value="27.37408" calcext:value-type="float">
            <text:p>27.37408</text:p>
          </table:table-cell>
          <table:table-cell table:formula="of:=[.I$4]*[.$A12]/[.$A$4]" office:value-type="float" office:value="22.462208" calcext:value-type="float">
            <text:p>22.462208</text:p>
          </table:table-cell>
          <table:table-cell table:style-name="ce1" table:formula="of:=[.H12]/[.J12]" office:value-type="float" office:value="0.991923746843729" calcext:value-type="float">
            <text:p>0.99</text:p>
          </table:table-cell>
          <table:table-cell table:style-name="ce1" table:formula="of:=[.I12]/[.K12]" office:value-type="float" office:value="0.835759334077932" calcext:value-type="float">
            <text:p>0.84</text:p>
          </table:table-cell>
          <table:table-cell/>
          <table:table-cell table:style-name="ce3" table:formula="of:=[.I12]/[.S12]" office:value-type="float" office:value="1.04005540166205" calcext:value-type="float">
            <text:p>1.04</text:p>
          </table:table-cell>
          <table:table-cell table:style-name="ce3" table:formula="of:=[.C12]/[.T12]" office:value-type="float" office:value="0.943942247332078" calcext:value-type="float">
            <text:p>0.94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18.05" calcext:value-type="float">
            <text:p>18.050</text:p>
          </table:table-cell>
          <table:table-cell office:value-type="float" office:value="15.93" calcext:value-type="float">
            <text:p>15.930</text:p>
          </table:table-cell>
          <table:table-cell table:formula="of:=[.R12]/16" office:value-type="float" office:value="256" calcext:value-type="float">
            <text:p>256</text:p>
          </table:table-cell>
          <table:table-cell table:formula="of:=[.S12]/([.R12]*[.S$3])" office:value-type="float" office:value="0.993067781690141" calcext:value-type="float">
            <text:p>0.9930677817</text:p>
          </table:table-cell>
          <table:table-cell table:formula="of:=[.T12]/([.R12]/[.R$7]*[.T$7])" office:value-type="float" office:value="0.898578519855596" calcext:value-type="float">
            <text:p>0.89857851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'strong-raw'.L9]/1000" office:value-type="float" office:value="50.959" calcext:value-type="float">
            <text:p>50.959</text:p>
          </table:table-cell>
          <table:table-cell table:formula="of:=['strong-raw'.M9]/1000" office:value-type="float" office:value="27.41" calcext:value-type="float">
            <text:p>27.41</text:p>
          </table:table-cell>
          <table:table-cell table:formula="of:=[.B$7]*[.$A13]/[.$A$7]" office:value-type="float" office:value="54.95104" calcext:value-type="float">
            <text:p>54.95104</text:p>
          </table:table-cell>
          <table:table-cell table:formula="of:=[.C$7]*[.$A13]/[.$A$7]" office:value-type="float" office:value="41.38368" calcext:value-type="float">
            <text:p>41.38368</text:p>
          </table:table-cell>
          <table:table-cell table:style-name="ce1" table:formula="of:=[.B13]/[.D13]" office:value-type="float" office:value="0.927352785315801" calcext:value-type="float">
            <text:p>0.93</text:p>
          </table:table-cell>
          <table:table-cell table:style-name="ce1" table:formula="of:=[.C13]/[.E13]" office:value-type="float" office:value="0.662338390399307" calcext:value-type="float">
            <text:p>0.66</text:p>
          </table:table-cell>
          <table:table-cell table:formula="of:=['weak-raw'.L12]/1000" office:value-type="float" office:value="54.212" calcext:value-type="float">
            <text:p>54.212</text:p>
          </table:table-cell>
          <table:table-cell table:formula="of:=['weak-raw'.M12]/1000" office:value-type="float" office:value="37.636" calcext:value-type="float">
            <text:p>37.636</text:p>
          </table:table-cell>
          <table:table-cell table:formula="of:=[.H$4]*[.$A13]/[.$A$4]" office:value-type="float" office:value="54.74816" calcext:value-type="float">
            <text:p>54.74816</text:p>
          </table:table-cell>
          <table:table-cell table:formula="of:=[.I$4]*[.$A13]/[.$A$4]" office:value-type="float" office:value="44.924416" calcext:value-type="float">
            <text:p>44.924416</text:p>
          </table:table-cell>
          <table:table-cell table:style-name="ce1" table:formula="of:=[.H13]/[.J13]" office:value-type="float" office:value="0.990206794164407" calcext:value-type="float">
            <text:p>0.99</text:p>
          </table:table-cell>
          <table:table-cell table:style-name="ce1" table:formula="of:=[.I13]/[.K13]" office:value-type="float" office:value="0.837762699018725" calcext:value-type="float">
            <text:p>0.84</text:p>
          </table:table-cell>
          <table:table-cell/>
          <table:table-cell table:style-name="ce3" table:formula="of:=[.I13]/[.S13]" office:value-type="float" office:value="1.07562160617319" calcext:value-type="float">
            <text:p>1.08</text:p>
          </table:table-cell>
          <table:table-cell table:style-name="ce3" table:formula="of:=[.C13]/[.T13]" office:value-type="float" office:value="1.05140007671653" calcext:value-type="float">
            <text:p>1.05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34.99" calcext:value-type="float">
            <text:p>34.990</text:p>
          </table:table-cell>
          <table:table-cell office:value-type="float" office:value="26.07" calcext:value-type="float">
            <text:p>26.070</text:p>
          </table:table-cell>
          <table:table-cell table:formula="of:=[.R13]/16" office:value-type="float" office:value="512" calcext:value-type="float">
            <text:p>512</text:p>
          </table:table-cell>
          <table:table-cell table:formula="of:=[.S13]/([.R13]*[.S$3])" office:value-type="float" office:value="0.96253301056338" calcext:value-type="float">
            <text:p>0.9625330106</text:p>
          </table:table-cell>
          <table:table-cell table:formula="of:=[.T13]/([.R13]/[.R$7]*[.T$7])" office:value-type="float" office:value="0.735277527075812" calcext:value-type="float">
            <text:p>0.73527752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'strong-raw'.L10]/1000" office:value-type="float" office:value="101.23" calcext:value-type="float">
            <text:p>101.23</text:p>
          </table:table-cell>
          <table:table-cell table:formula="of:=['strong-raw'.M10]/1000" office:value-type="float" office:value="48.428" calcext:value-type="float">
            <text:p>48.428</text:p>
          </table:table-cell>
          <table:table-cell table:formula="of:=[.B$7]*[.$A14]/[.$A$7]" office:value-type="float" office:value="109.90208" calcext:value-type="float">
            <text:p>109.90208</text:p>
          </table:table-cell>
          <table:table-cell table:formula="of:=[.C$7]*[.$A14]/[.$A$7]" office:value-type="float" office:value="82.76736" calcext:value-type="float">
            <text:p>82.76736</text:p>
          </table:table-cell>
          <table:table-cell table:style-name="ce1" table:formula="of:=[.B14]/[.D14]" office:value-type="float" office:value="0.921092667217945" calcext:value-type="float">
            <text:p>0.92</text:p>
          </table:table-cell>
          <table:table-cell table:style-name="ce1" table:formula="of:=[.C14]/[.E14]" office:value-type="float" office:value="0.585109879063438" calcext:value-type="float">
            <text:p>0.59</text:p>
          </table:table-cell>
          <table:table-cell table:formula="of:=['weak-raw'.L13]/1000" office:value-type="float" office:value="108.17" calcext:value-type="float">
            <text:p>108.17</text:p>
          </table:table-cell>
          <table:table-cell table:formula="of:=['weak-raw'.M13]/1000" office:value-type="float" office:value="75.009" calcext:value-type="float">
            <text:p>75.009</text:p>
          </table:table-cell>
          <table:table-cell table:formula="of:=[.H$4]*[.$A14]/[.$A$4]" office:value-type="float" office:value="109.49632" calcext:value-type="float">
            <text:p>109.49632</text:p>
          </table:table-cell>
          <table:table-cell table:formula="of:=[.I$4]*[.$A14]/[.$A$4]" office:value-type="float" office:value="89.848832" calcext:value-type="float">
            <text:p>89.848832</text:p>
          </table:table-cell>
          <table:table-cell table:style-name="ce1" table:formula="of:=[.H14]/[.J14]" office:value-type="float" office:value="0.987887081501917" calcext:value-type="float">
            <text:p>0.99</text:p>
          </table:table-cell>
          <table:table-cell table:style-name="ce1" table:formula="of:=[.I14]/[.K14]" office:value-type="float" office:value="0.834835560244122" calcext:value-type="float">
            <text:p>0.83</text:p>
          </table:table-cell>
          <table:table-cell/>
          <table:table-cell table:style-name="ce3" table:formula="of:=[.I14]/[.S14]" office:value-type="float" office:value="1.0663775945408" calcext:value-type="float">
            <text:p>1.07</text:p>
          </table:table-cell>
          <table:table-cell table:style-name="ce3" table:formula="of:=[.C14]/[.T14]" office:value-type="float" office:value="0.867418950385098" calcext:value-type="float">
            <text:p>0.87</text:p>
          </table:table-cell>
          <table:table-cell/>
          <table:table-cell office:value-type="float" office:value="16250" calcext:value-type="float">
            <text:p>16250</text:p>
          </table:table-cell>
          <table:table-cell office:value-type="float" office:value="70.34" calcext:value-type="float">
            <text:p>70.340</text:p>
          </table:table-cell>
          <table:table-cell office:value-type="float" office:value="55.83" calcext:value-type="float">
            <text:p>55.830</text:p>
          </table:table-cell>
          <table:table-cell table:formula="of:=[.R14]/16" office:value-type="float" office:value="1015.625" calcext:value-type="float">
            <text:p>1015.625</text:p>
          </table:table-cell>
          <table:table-cell table:formula="of:=[.S14]/([.R14]*[.S$3])" office:value-type="float" office:value="0.975462621885157" calcext:value-type="float">
            <text:p>0.9754626219</text:p>
          </table:table-cell>
          <table:table-cell table:formula="of:=[.T14]/([.R14]/[.R$7]*[.T$7])" office:value-type="float" office:value="0.793806164954179" calcext:value-type="float">
            <text:p>0.79380616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'strong-raw'.L11]/1000" office:value-type="float" office:value="0" calcext:value-type="float">
            <text:p>0</text:p>
          </table:table-cell>
          <table:table-cell table:formula="of:=['strong-raw'.M11]/1000" office:value-type="float" office:value="0" calcext:value-type="float">
            <text:p>0</text:p>
          </table:table-cell>
          <table:table-cell table:formula="of:=[.B$7]*[.$A15]/[.$A$7]" office:value-type="float" office:value="219.80416" calcext:value-type="float">
            <text:p>219.80416</text:p>
          </table:table-cell>
          <table:table-cell table:formula="of:=[.C$7]*[.$A15]/[.$A$7]" office:value-type="float" office:value="165.53472" calcext:value-type="float">
            <text:p>165.53472</text:p>
          </table:table-cell>
          <table:table-cell table:style-name="ce1" table:formula="of:=[.B15]/[.D15]" office:value-type="float" office:value="0" calcext:value-type="float">
            <text:p>0.00</text:p>
          </table:table-cell>
          <table:table-cell table:style-name="ce1" table:formula="of:=[.C15]/[.E15]" office:value-type="float" office:value="0" calcext:value-type="float">
            <text:p>0.00</text:p>
          </table:table-cell>
          <table:table-cell table:formula="of:=['weak-raw'.L14]/1000" office:value-type="float" office:value="0" calcext:value-type="float">
            <text:p>0</text:p>
          </table:table-cell>
          <table:table-cell table:formula="of:=['weak-raw'.M14]/1000" office:value-type="float" office:value="0" calcext:value-type="float">
            <text:p>0</text:p>
          </table:table-cell>
          <table:table-cell table:formula="of:=[.H$4]*[.$A15]/[.$A$4]" office:value-type="float" office:value="218.99264" calcext:value-type="float">
            <text:p>218.99264</text:p>
          </table:table-cell>
          <table:table-cell table:formula="of:=[.I$4]*[.$A15]/[.$A$4]" office:value-type="float" office:value="179.697664" calcext:value-type="float">
            <text:p>179.697664</text:p>
          </table:table-cell>
          <table:table-cell table:style-name="ce1" table:formula="of:=[.H15]/[.J15]" office:value-type="float" office:value="0" calcext:value-type="float">
            <text:p>0.00</text:p>
          </table:table-cell>
          <table:table-cell table:style-name="ce1" table:formula="of:=[.I15]/[.K15]" office:value-type="float" office:value="0" calcext:value-type="float">
            <text:p>0.00</text:p>
          </table:table-cell>
          <table:table-cell/>
          <table:table-cell table:style-name="ce1" table:number-columns-repeated="2"/>
          <table:table-cell/>
          <table:table-cell office:value-type="float" office:value="32768" calcext:value-type="float">
            <text:p>32768</text:p>
          </table:table-cell>
          <table:table-cell office:value-type="float" office:value="136" calcext:value-type="float">
            <text:p>136.000</text:p>
          </table:table-cell>
          <table:table-cell office:value-type="float" office:value="101.88" calcext:value-type="float">
            <text:p>101.880</text:p>
          </table:table-cell>
          <table:table-cell table:formula="of:=[.R15]/16" office:value-type="float" office:value="2048" calcext:value-type="float">
            <text:p>2048</text:p>
          </table:table-cell>
          <table:table-cell table:formula="of:=[.S15]/([.R15]*[.S$3])" office:value-type="float" office:value="0.935299295774648" calcext:value-type="float">
            <text:p>0.9352992958</text:p>
          </table:table-cell>
          <table:table-cell table:formula="of:=[.T15]/([.R15]/[.R$7]*[.T$7])" office:value-type="float" office:value="0.718355144404332" calcext:value-type="float">
            <text:p>0.718355144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'strong-raw'.L12]/1000" office:value-type="float" office:value="0" calcext:value-type="float">
            <text:p>0</text:p>
          </table:table-cell>
          <table:table-cell table:formula="of:=['strong-raw'.M12]/1000" office:value-type="float" office:value="0" calcext:value-type="float">
            <text:p>0</text:p>
          </table:table-cell>
          <table:table-cell table:formula="of:=[.B$7]*[.$A16]/[.$A$7]" office:value-type="float" office:value="439.60832" calcext:value-type="float">
            <text:p>439.60832</text:p>
          </table:table-cell>
          <table:table-cell table:formula="of:=[.C$7]*[.$A16]/[.$A$7]" office:value-type="float" office:value="331.06944" calcext:value-type="float">
            <text:p>331.06944</text:p>
          </table:table-cell>
          <table:table-cell table:style-name="ce1" table:formula="of:=[.B16]/[.D16]" office:value-type="float" office:value="0" calcext:value-type="float">
            <text:p>0.00</text:p>
          </table:table-cell>
          <table:table-cell table:style-name="ce1" table:formula="of:=[.C16]/[.E16]" office:value-type="float" office:value="0" calcext:value-type="float">
            <text:p>0.00</text:p>
          </table:table-cell>
          <table:table-cell table:formula="of:=['weak-raw'.L15]/1000" office:value-type="float" office:value="0" calcext:value-type="float">
            <text:p>0</text:p>
          </table:table-cell>
          <table:table-cell table:formula="of:=['weak-raw'.M15]/1000" office:value-type="float" office:value="0" calcext:value-type="float">
            <text:p>0</text:p>
          </table:table-cell>
          <table:table-cell table:formula="of:=[.H$4]*[.$A16]/[.$A$4]" office:value-type="float" office:value="437.98528" calcext:value-type="float">
            <text:p>437.98528</text:p>
          </table:table-cell>
          <table:table-cell table:formula="of:=[.I$4]*[.$A16]/[.$A$4]" office:value-type="float" office:value="359.395328" calcext:value-type="float">
            <text:p>359.395328</text:p>
          </table:table-cell>
          <table:table-cell table:style-name="ce1" table:formula="of:=[.H16]/[.J16]" office:value-type="float" office:value="0" calcext:value-type="float">
            <text:p>0.00</text:p>
          </table:table-cell>
          <table:table-cell table:style-name="ce1" table:formula="of:=[.I16]/[.K16]" office:value-type="float" office:value="0" calcext:value-type="float">
            <text:p>0.00</text:p>
          </table:table-cell>
          <table:table-cell/>
          <table:table-cell table:style-name="ce1" table:number-columns-repeated="2"/>
          <table:table-cell/>
          <table:table-cell office:value-type="float" office:value="49248" calcext:value-type="float">
            <text:p>49248</text:p>
          </table:table-cell>
          <table:table-cell office:value-type="float" office:value="200" calcext:value-type="float">
            <text:p>200.000</text:p>
          </table:table-cell>
          <table:table-cell office:value-type="float" office:value="136" calcext:value-type="float">
            <text:p>136.000</text:p>
          </table:table-cell>
          <table:table-cell table:formula="of:=[.R16]/16" office:value-type="float" office:value="3078" calcext:value-type="float">
            <text:p>3078</text:p>
          </table:table-cell>
          <table:table-cell table:formula="of:=[.S16]/([.R16]*[.S$3])" office:value-type="float" office:value="0.915172647319917" calcext:value-type="float">
            <text:p>0.9151726473</text:p>
          </table:table-cell>
          <table:table-cell table:formula="of:=[.T16]/([.R16]/[.R$7]*[.T$7])" office:value-type="float" office:value="0.638043832673005" calcext:value-type="float">
            <text:p>0.6380438327</text:p>
          </table:table-cell>
        </table:table-row>
        <table:table-row table:style-name="ro1">
          <table:table-cell table:number-columns-repeated="17"/>
          <table:table-cell office:value-type="float" office:value="65600" calcext:value-type="float">
            <text:p>65600</text:p>
          </table:table-cell>
          <table:table-cell office:value-type="float" office:value="269.95" calcext:value-type="float">
            <text:p>269.950</text:p>
          </table:table-cell>
          <table:table-cell office:value-type="float" office:value="161.45" calcext:value-type="float">
            <text:p>161.450</text:p>
          </table:table-cell>
          <table:table-cell table:formula="of:=[.R17]/16" office:value-type="float" office:value="4100" calcext:value-type="float">
            <text:p>4100</text:p>
          </table:table-cell>
          <table:table-cell table:formula="of:=[.S17]/([.R17]*[.S$3])" office:value-type="float" office:value="0.927344555135692" calcext:value-type="float">
            <text:p>0.9273445551</text:p>
          </table:table-cell>
          <table:table-cell table:formula="of:=[.T17]/([.R17]/[.R$7]*[.T$7])" office:value-type="float" office:value="0.568636083472748" calcext:value-type="float">
            <text:p>0.5686360835</text:p>
          </table:table-cell>
        </table:table-row>
        <table:table-row table:style-name="ro1">
          <table:table-cell table:number-columns-repeated="17"/>
          <table:table-cell office:value-type="float" office:value="81312" calcext:value-type="float">
            <text:p>81312</text:p>
          </table:table-cell>
          <table:table-cell office:value-type="float" office:value="332.05" calcext:value-type="float">
            <text:p>332.050</text:p>
          </table:table-cell>
          <table:table-cell office:value-type="float" office:value="209.24" calcext:value-type="float">
            <text:p>209.240</text:p>
          </table:table-cell>
          <table:table-cell table:formula="of:=[.R18]/16" office:value-type="float" office:value="5082" calcext:value-type="float">
            <text:p>5082</text:p>
          </table:table-cell>
          <table:table-cell table:formula="of:=[.S18]/([.R18]*[.S$3])" office:value-type="float" office:value="0.920259851117726" calcext:value-type="float">
            <text:p>0.9202598511</text:p>
          </table:table-cell>
          <table:table-cell table:formula="of:=[.T18]/([.R18]/[.R$7]*[.T$7])" office:value-type="float" office:value="0.594552586675987" calcext:value-type="float">
            <text:p>0.5945525867</text:p>
          </table:table-cell>
        </table:table-row>
        <table:table-row table:style-name="ro1">
          <table:table-cell table:number-columns-repeated="17"/>
          <table:table-cell office:value-type="float" office:value="97152" calcext:value-type="float">
            <text:p>97152</text:p>
          </table:table-cell>
          <table:table-cell office:value-type="float" office:value="394.4" calcext:value-type="float">
            <text:p>394.400</text:p>
          </table:table-cell>
          <table:table-cell office:value-type="float" office:value="230.64" calcext:value-type="float">
            <text:p>230.640</text:p>
          </table:table-cell>
          <table:table-cell table:formula="of:=[.R19]/16" office:value-type="float" office:value="6072" calcext:value-type="float">
            <text:p>6072</text:p>
          </table:table-cell>
          <table:table-cell table:formula="of:=[.S19]/([.R19]*[.S$3])" office:value-type="float" office:value="0.914843474549537" calcext:value-type="float">
            <text:p>0.9148434745</text:p>
          </table:table-cell>
          <table:table-cell table:formula="of:=[.T19]/([.R19]/[.R$7]*[.T$7])" office:value-type="float" office:value="0.548508154849388" calcext:value-type="float">
            <text:p>0.5485081548</text:p>
          </table:table-cell>
        </table:table-row>
        <table:table-row table:style-name="ro1">
          <table:table-cell table:number-columns-repeated="17"/>
          <table:table-cell office:value-type="float" office:value="112896" calcext:value-type="float">
            <text:p>112896</text:p>
          </table:table-cell>
          <table:table-cell office:value-type="float" office:value="464.4" calcext:value-type="float">
            <text:p>464.400</text:p>
          </table:table-cell>
          <table:table-cell office:value-type="float" office:value="239.73" calcext:value-type="float">
            <text:p>239.730</text:p>
          </table:table-cell>
          <table:table-cell table:formula="of:=[.R20]/16" office:value-type="float" office:value="7056" calcext:value-type="float">
            <text:p>7056</text:p>
          </table:table-cell>
          <table:table-cell table:formula="of:=[.S20]/([.R20]*[.S$3])" office:value-type="float" office:value="0.926990514515665" calcext:value-type="float">
            <text:p>0.9269905145</text:p>
          </table:table-cell>
          <table:table-cell table:formula="of:=[.T20]/([.R20]/[.R$7]*[.T$7])" office:value-type="float" office:value="0.49061863012353" calcext:value-type="float">
            <text:p>0.4906186301</text:p>
          </table:table-cell>
        </table:table-row>
        <table:table-row table:style-name="ro1">
          <table:table-cell table:number-columns-repeated="17"/>
          <table:table-cell office:value-type="float" office:value="130000" calcext:value-type="float">
            <text:p>130000</text:p>
          </table:table-cell>
          <table:table-cell office:value-type="float" office:value="545.4" calcext:value-type="float">
            <text:p>545.400</text:p>
          </table:table-cell>
          <table:table-cell office:value-type="float" office:value="254" calcext:value-type="float">
            <text:p>254.000</text:p>
          </table:table-cell>
          <table:table-cell table:formula="of:=[.R21]/16" office:value-type="float" office:value="8125" calcext:value-type="float">
            <text:p>8125</text:p>
          </table:table-cell>
          <table:table-cell table:formula="of:=[.S21]/([.R21]*[.S$3])" office:value-type="float" office:value="0.945438786565547" calcext:value-type="float">
            <text:p>0.9454387866</text:p>
          </table:table-cell>
          <table:table-cell table:formula="of:=[.T21]/([.R21]/[.R$7]*[.T$7])" office:value-type="float" office:value="0.451430158289364" calcext:value-type="float">
            <text:p>0.4514301583</text:p>
          </table:table-cell>
        </table:table-row>
        <table:table-row table:style-name="ro1">
          <table:table-cell table:number-columns-repeated="17"/>
          <table:table-cell office:value-type="float" office:value="146016" calcext:value-type="float">
            <text:p>146016</text:p>
          </table:table-cell>
          <table:table-cell office:value-type="float" office:value="591" calcext:value-type="float">
            <text:p>591.000</text:p>
          </table:table-cell>
          <table:table-cell office:value-type="float" office:value="260.23" calcext:value-type="float">
            <text:p>260.230</text:p>
          </table:table-cell>
          <table:table-cell table:formula="of:=[.R22]/16" office:value-type="float" office:value="9126" calcext:value-type="float">
            <text:p>9126</text:p>
          </table:table-cell>
          <table:table-cell table:formula="of:=[.S22]/([.R22]*[.S$3])" office:value-type="float" office:value="0.912113046457575" calcext:value-type="float">
            <text:p>0.9121130465</text:p>
          </table:table-cell>
          <table:table-cell table:formula="of:=[.T22]/([.R22]/[.R$7]*[.T$7])" office:value-type="float" office:value="0.411772291805616" calcext:value-type="float">
            <text:p>0.4117722918</text:p>
          </table:table-cell>
        </table:table-row>
        <table:table-row table:style-name="ro1" table:number-rows-repeated="6">
          <table:table-cell table:number-columns-repeated="17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Log10(2)</text:p>
          </table:table-cell>
          <table:table-cell office:value-type="float" office:value="0.301029995663981" calcext:value-type="float">
            <text:p>0.3010299957</text:p>
          </table:table-cell>
          <table:table-cell table:number-columns-repeated="14"/>
          <table:table-cell table:style-name="Default" table:number-columns-repeated="3"/>
          <table:table-cell table:number-columns-repeated="3"/>
        </table:table-row>
      </table:table>
      <table:table table:name="weak-raw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LL GFLOPS</text:p>
          </table:table-cell>
          <table:table-cell/>
          <table:table-cell office:value-type="string" calcext:value-type="string">
            <text:p>Force-only</text:p>
          </table:table-cell>
          <table:table-cell office:value-type="string" calcext:value-type="string">
            <text:p>Whole-loop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06.93" calcext:value-type="float">
            <text:p>106.93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3]" office:value-type="float" office:value="106.93" calcext:value-type="float">
            <text:p>106.93</text:p>
          </table:table-cell>
          <table:table-cell/>
          <table:table-cell table:formula="of:=[.J3]" office:value-type="float" office:value="106.93" calcext:value-type="float">
            <text:p>106.93</text:p>
          </table:table-cell>
          <table:table-cell table:formula="of:=[.J4]" office:value-type="float" office:value="87.743" calcext:value-type="float">
            <text:p>87.743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87.743" calcext:value-type="float">
            <text:p>87.743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82.058</text:p>
          </table:table-cell>
          <table:table-cell office:value-type="string" calcext:value-type="string">
            <text:p>%)</text:p>
          </table:table-cell>
          <table:table-cell table:formula="of:=[.F4]" office:value-type="float" office:value="87.743" calcext:value-type="float">
            <text:p>87.743</text:p>
          </table:table-cell>
          <table:table-cell/>
          <table:table-cell table:formula="of:=[.J6]" office:value-type="float" office:value="213.23" calcext:value-type="float">
            <text:p>213.23</text:p>
          </table:table-cell>
          <table:table-cell table:formula="of:=[.J7]" office:value-type="float" office:value="168.55" calcext:value-type="float">
            <text:p>168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table:formula="of:=[.F5]" office:value-type="float" office:value="0" calcext:value-type="float">
            <text:p>0</text:p>
          </table:table-cell>
          <table:table-cell/>
          <table:table-cell table:formula="of:=[.J9]" office:value-type="float" office:value="419.23" calcext:value-type="float">
            <text:p>419.23</text:p>
          </table:table-cell>
          <table:table-cell table:formula="of:=[.J10]" office:value-type="float" office:value="316.13" calcext:value-type="float">
            <text:p>316.13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213.23" calcext:value-type="float">
            <text:p>213.23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6]" office:value-type="float" office:value="213.23" calcext:value-type="float">
            <text:p>213.23</text:p>
          </table:table-cell>
          <table:table-cell/>
          <table:table-cell table:formula="of:=[.J12]" office:value-type="float" office:value="858.9" calcext:value-type="float">
            <text:p>858.9</text:p>
          </table:table-cell>
          <table:table-cell table:formula="of:=[.J13]" office:value-type="float" office:value="650.84" calcext:value-type="float">
            <text:p>650.84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68.55" calcext:value-type="float">
            <text:p>168.55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79.047</text:p>
          </table:table-cell>
          <table:table-cell office:value-type="string" calcext:value-type="string">
            <text:p>%)</text:p>
          </table:table-cell>
          <table:table-cell table:formula="of:=[.F7]" office:value-type="float" office:value="168.55" calcext:value-type="float">
            <text:p>168.55</text:p>
          </table:table-cell>
          <table:table-cell/>
          <table:table-cell table:formula="of:=[.J15]" office:value-type="float" office:value="1693.5" calcext:value-type="float">
            <text:p>1693.5</text:p>
          </table:table-cell>
          <table:table-cell table:formula="of:=[.J16]" office:value-type="float" office:value="1223.9" calcext:value-type="float">
            <text:p>1223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[.F8]" office:value-type="float" office:value="0" calcext:value-type="float">
            <text:p>0</text:p>
          </table:table-cell>
          <table:table-cell/>
          <table:table-cell table:formula="of:=[.J18]" office:value-type="float" office:value="3428.8" calcext:value-type="float">
            <text:p>3428.8</text:p>
          </table:table-cell>
          <table:table-cell table:formula="of:=[.J19]" office:value-type="float" office:value="2413" calcext:value-type="float">
            <text:p>2413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419.23" calcext:value-type="float">
            <text:p>419.23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9]" office:value-type="float" office:value="419.23" calcext:value-type="float">
            <text:p>419.23</text:p>
          </table:table-cell>
          <table:table-cell/>
          <table:table-cell table:formula="of:=[.J21]" office:value-type="float" office:value="6806.3" calcext:value-type="float">
            <text:p>6806.3</text:p>
          </table:table-cell>
          <table:table-cell table:formula="of:=[.J22]" office:value-type="float" office:value="4736.8" calcext:value-type="float">
            <text:p>4736.8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316.13" calcext:value-type="float">
            <text:p>316.13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75.408</text:p>
          </table:table-cell>
          <table:table-cell office:value-type="string" calcext:value-type="string">
            <text:p>%)</text:p>
          </table:table-cell>
          <table:table-cell table:formula="of:=[.F10]" office:value-type="float" office:value="316.13" calcext:value-type="float">
            <text:p>316.13</text:p>
          </table:table-cell>
          <table:table-cell/>
          <table:table-cell table:formula="of:=[.J24]" office:value-type="float" office:value="13536" calcext:value-type="float">
            <text:p>13536</text:p>
          </table:table-cell>
          <table:table-cell table:formula="of:=[.J25]" office:value-type="float" office:value="9420.5" calcext:value-type="float">
            <text:p>942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formula="of:=[.F11]" office:value-type="float" office:value="0" calcext:value-type="float">
            <text:p>0</text:p>
          </table:table-cell>
          <table:table-cell/>
          <table:table-cell table:formula="of:=[.J27]" office:value-type="float" office:value="27153" calcext:value-type="float">
            <text:p>27153</text:p>
          </table:table-cell>
          <table:table-cell table:formula="of:=[.J28]" office:value-type="float" office:value="18773" calcext:value-type="float">
            <text:p>18773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858.9" calcext:value-type="float">
            <text:p>858.9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12]" office:value-type="float" office:value="858.9" calcext:value-type="float">
            <text:p>858.9</text:p>
          </table:table-cell>
          <table:table-cell/>
          <table:table-cell table:formula="of:=[.J30]" office:value-type="float" office:value="54212" calcext:value-type="float">
            <text:p>54212</text:p>
          </table:table-cell>
          <table:table-cell table:formula="of:=[.J31]" office:value-type="float" office:value="37636" calcext:value-type="float">
            <text:p>37636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650.84" calcext:value-type="float">
            <text:p>650.84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75.776</text:p>
          </table:table-cell>
          <table:table-cell office:value-type="string" calcext:value-type="string">
            <text:p>%)</text:p>
          </table:table-cell>
          <table:table-cell table:formula="of:=[.F13]" office:value-type="float" office:value="650.84" calcext:value-type="float">
            <text:p>650.84</text:p>
          </table:table-cell>
          <table:table-cell/>
          <table:table-cell table:formula="of:=[.J33]" office:value-type="float" office:value="108170" calcext:value-type="float">
            <text:p>108170</text:p>
          </table:table-cell>
          <table:table-cell table:formula="of:=[.J34]" office:value-type="float" office:value="75009" calcext:value-type="float">
            <text:p>75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.6935" calcext:value-type="float">
            <text:p>1.693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5]*1000" office:value-type="float" office:value="1693.5" calcext:value-type="float">
            <text:p>1693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.2239" calcext:value-type="float">
            <text:p>1.2239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2.27</text:p>
          </table:table-cell>
          <table:table-cell office:value-type="string" calcext:value-type="string">
            <text:p>%)</text:p>
          </table:table-cell>
          <table:table-cell table:formula="of:=[.F16]*1000" office:value-type="float" office:value="1223.9" calcext:value-type="float">
            <text:p>1223.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[.F17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3.4288" calcext:value-type="float">
            <text:p>3.428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8]*1000" office:value-type="float" office:value="3428.8" calcext:value-type="float">
            <text:p>3428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.413" calcext:value-type="float">
            <text:p>2.413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0.373</text:p>
          </table:table-cell>
          <table:table-cell office:value-type="string" calcext:value-type="string">
            <text:p>%)</text:p>
          </table:table-cell>
          <table:table-cell table:formula="of:=[.F19]*1000" office:value-type="float" office:value="2413" calcext:value-type="float">
            <text:p>241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[.F20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6.8063" calcext:value-type="float">
            <text:p>6.806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1]*1000" office:value-type="float" office:value="6806.3" calcext:value-type="float">
            <text:p>6806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4.7368" calcext:value-type="float">
            <text:p>4.7368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9.594</text:p>
          </table:table-cell>
          <table:table-cell office:value-type="string" calcext:value-type="string">
            <text:p>%)</text:p>
          </table:table-cell>
          <table:table-cell table:formula="of:=[.F22]*1000" office:value-type="float" office:value="4736.8" calcext:value-type="float">
            <text:p>4736.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[.F23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3.536" calcext:value-type="float">
            <text:p>13.53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4]*1000" office:value-type="float" office:value="13536" calcext:value-type="float">
            <text:p>135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9.4205" calcext:value-type="float">
            <text:p>9.4205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9.597</text:p>
          </table:table-cell>
          <table:table-cell office:value-type="string" calcext:value-type="string">
            <text:p>%)</text:p>
          </table:table-cell>
          <table:table-cell table:formula="of:=[.F25]*1000" office:value-type="float" office:value="9420.5" calcext:value-type="float">
            <text:p>9420.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[.F26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27.153" calcext:value-type="float">
            <text:p>27.15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7]*1000" office:value-type="float" office:value="27153" calcext:value-type="float">
            <text:p>271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8.773" calcext:value-type="float">
            <text:p>18.773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9.138</text:p>
          </table:table-cell>
          <table:table-cell office:value-type="string" calcext:value-type="string">
            <text:p>%)</text:p>
          </table:table-cell>
          <table:table-cell table:formula="of:=[.F28]*1000" office:value-type="float" office:value="18773" calcext:value-type="float">
            <text:p>18773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8"/>
          <table:table-cell table:formula="of:=[.F29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54.212" calcext:value-type="float">
            <text:p>54.212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0]*1000" office:value-type="float" office:value="54212" calcext:value-type="float">
            <text:p>542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37.636" calcext:value-type="float">
            <text:p>37.636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9.423</text:p>
          </table:table-cell>
          <table:table-cell office:value-type="string" calcext:value-type="string">
            <text:p>%)</text:p>
          </table:table-cell>
          <table:table-cell table:formula="of:=[.F31]*1000" office:value-type="float" office:value="37636" calcext:value-type="float">
            <text:p>37636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08.17" calcext:value-type="float">
            <text:p>108.1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3]*1000" office:value-type="float" office:value="108170" calcext:value-type="float">
            <text:p>1081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75.009" calcext:value-type="float">
            <text:p>75.009</text:p>
          </table:table-cell>
          <table:table-cell office:value-type="string" calcext:value-type="string">
            <text:p>TFLOP/sec</text:p>
          </table:table-cell>
          <table:table-cell office:value-type="float" office:value="69.342" calcext:value-type="float">
            <text:p>69.342</text:p>
          </table:table-cell>
          <table:table-cell office:value-type="string" calcext:value-type="string">
            <text:p>%</text:p>
          </table:table-cell>
          <table:table-cell table:formula="of:=[.F34]*1000" office:value-type="float" office:value="75009" calcext:value-type="float">
            <text:p>75009</text:p>
          </table:table-cell>
          <table:table-cell table:number-columns-repeated="3"/>
        </table:table-row>
      </table:table>
      <table:table table:name="strong-raw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ALL GFLOPS</text:p>
          </table:table-cell>
          <table:table-cell/>
          <table:table-cell office:value-type="string" calcext:value-type="string">
            <text:p>Force-only</text:p>
          </table:table-cell>
          <table:table-cell office:value-type="string" calcext:value-type="string">
            <text:p>Whole-loop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858.61" calcext:value-type="float">
            <text:p>858.61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3]" office:value-type="float" office:value="858.61" calcext:value-type="float">
            <text:p>858.61</text:p>
          </table:table-cell>
          <table:table-cell/>
          <table:table-cell table:formula="of:=[.J3]" office:value-type="float" office:value="858.61" calcext:value-type="float">
            <text:p>858.61</text:p>
          </table:table-cell>
          <table:table-cell table:formula="of:=[.J4]" office:value-type="float" office:value="646.62" calcext:value-type="float">
            <text:p>646.62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646.62" calcext:value-type="float">
            <text:p>646.62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75.31</text:p>
          </table:table-cell>
          <table:table-cell office:value-type="string" calcext:value-type="string">
            <text:p>%)</text:p>
          </table:table-cell>
          <table:table-cell table:formula="of:=[.F4]" office:value-type="float" office:value="646.62" calcext:value-type="float">
            <text:p>646.62</text:p>
          </table:table-cell>
          <table:table-cell/>
          <table:table-cell table:formula="of:=[.J6]" office:value-type="float" office:value="1722.7" calcext:value-type="float">
            <text:p>1722.7</text:p>
          </table:table-cell>
          <table:table-cell table:formula="of:=[.J7]" office:value-type="float" office:value="1189.1" calcext:value-type="float">
            <text:p>1189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  <table:table-cell table:formula="of:=[.J9]" office:value-type="float" office:value="3424.1" calcext:value-type="float">
            <text:p>3424.1</text:p>
          </table:table-cell>
          <table:table-cell table:formula="of:=[.J10]" office:value-type="float" office:value="2270.3" calcext:value-type="float">
            <text:p>2270.3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.7227" calcext:value-type="float">
            <text:p>1.722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6]*1000" office:value-type="float" office:value="1722.7" calcext:value-type="float">
            <text:p>1722.7</text:p>
          </table:table-cell>
          <table:table-cell/>
          <table:table-cell table:formula="of:=[.J12]" office:value-type="float" office:value="6667.5" calcext:value-type="float">
            <text:p>6667.5</text:p>
          </table:table-cell>
          <table:table-cell table:formula="of:=[.J13]" office:value-type="float" office:value="4254.8" calcext:value-type="float">
            <text:p>4254.8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.1891" calcext:value-type="float">
            <text:p>1.1891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9.025</text:p>
          </table:table-cell>
          <table:table-cell office:value-type="string" calcext:value-type="string">
            <text:p>%)</text:p>
          </table:table-cell>
          <table:table-cell table:formula="of:=[.F7]*1000" office:value-type="float" office:value="1189.1" calcext:value-type="float">
            <text:p>1189.1</text:p>
          </table:table-cell>
          <table:table-cell/>
          <table:table-cell table:formula="of:=[.J15]" office:value-type="float" office:value="13276" calcext:value-type="float">
            <text:p>13276</text:p>
          </table:table-cell>
          <table:table-cell table:formula="of:=[.J16]" office:value-type="float" office:value="7983.1" calcext:value-type="float">
            <text:p>7983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table:formula="of:=[.J18]" office:value-type="float" office:value="26615" calcext:value-type="float">
            <text:p>26615</text:p>
          </table:table-cell>
          <table:table-cell table:formula="of:=[.J19]" office:value-type="float" office:value="15037" calcext:value-type="float">
            <text:p>15037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3.4241" calcext:value-type="float">
            <text:p>3.424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9]*1000" office:value-type="float" office:value="3424.1" calcext:value-type="float">
            <text:p>3424.1</text:p>
          </table:table-cell>
          <table:table-cell/>
          <table:table-cell table:formula="of:=[.J21]" office:value-type="float" office:value="50959" calcext:value-type="float">
            <text:p>50959</text:p>
          </table:table-cell>
          <table:table-cell table:formula="of:=[.J22]" office:value-type="float" office:value="27410" calcext:value-type="float">
            <text:p>2741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.2703" calcext:value-type="float">
            <text:p>2.2703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6.303</text:p>
          </table:table-cell>
          <table:table-cell office:value-type="string" calcext:value-type="string">
            <text:p>%)</text:p>
          </table:table-cell>
          <table:table-cell table:formula="of:=[.F10]*1000" office:value-type="float" office:value="2270.3" calcext:value-type="float">
            <text:p>2270.3</text:p>
          </table:table-cell>
          <table:table-cell/>
          <table:table-cell table:formula="of:=[.J24]" office:value-type="float" office:value="101230" calcext:value-type="float">
            <text:p>101230</text:p>
          </table:table-cell>
          <table:table-cell table:formula="of:=[.J25]" office:value-type="float" office:value="48428" calcext:value-type="float">
            <text:p>484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6.6675" calcext:value-type="float">
            <text:p>6.667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2]*1000" office:value-type="float" office:value="6667.5" calcext:value-type="float">
            <text:p>6667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4.2548" calcext:value-type="float">
            <text:p>4.2548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3.814</text:p>
          </table:table-cell>
          <table:table-cell office:value-type="string" calcext:value-type="string">
            <text:p>%)</text:p>
          </table:table-cell>
          <table:table-cell table:formula="of:=[.F13]*1000" office:value-type="float" office:value="4254.8" calcext:value-type="float">
            <text:p>4254.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3.276" calcext:value-type="float">
            <text:p>13.27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5]*1000" office:value-type="float" office:value="13276" calcext:value-type="float">
            <text:p>132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7.9831" calcext:value-type="float">
            <text:p>7.9831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0.131</text:p>
          </table:table-cell>
          <table:table-cell office:value-type="string" calcext:value-type="string">
            <text:p>%)</text:p>
          </table:table-cell>
          <table:table-cell table:formula="of:=[.F16]*1000" office:value-type="float" office:value="7983.1" calcext:value-type="float">
            <text:p>7983.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26.615" calcext:value-type="float">
            <text:p>26.61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8]*1000" office:value-type="float" office:value="26615" calcext:value-type="float">
            <text:p>266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5.037" calcext:value-type="float">
            <text:p>15.037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56.5</text:p>
          </table:table-cell>
          <table:table-cell office:value-type="string" calcext:value-type="string">
            <text:p>%)</text:p>
          </table:table-cell>
          <table:table-cell table:formula="of:=[.F19]*1000" office:value-type="float" office:value="15037" calcext:value-type="float">
            <text:p>1503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50.959" calcext:value-type="float">
            <text:p>50.95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1]*1000" office:value-type="float" office:value="50959" calcext:value-type="float">
            <text:p>509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7.41" calcext:value-type="float">
            <text:p>27.41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53.789</text:p>
          </table:table-cell>
          <table:table-cell office:value-type="string" calcext:value-type="string">
            <text:p>%)</text:p>
          </table:table-cell>
          <table:table-cell table:formula="of:=[.F22]*1000" office:value-type="float" office:value="27410" calcext:value-type="float">
            <text:p>27410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:</text:p>
          </table:table-cell>
          <table:table-cell office:value-type="float" office:value="101.23" calcext:value-type="float">
            <text:p>101.2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4]*1000" office:value-type="float" office:value="101230" calcext:value-type="float">
            <text:p>1012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48.428" calcext:value-type="float">
            <text:p>48.428</text:p>
          </table:table-cell>
          <table:table-cell office:value-type="string" calcext:value-type="string">
            <text:p>TFLOP/sec</text:p>
          </table:table-cell>
          <table:table-cell office:value-type="float" office:value="47.838" calcext:value-type="float">
            <text:p>47.838</text:p>
          </table:table-cell>
          <table:table-cell office:value-type="string" calcext:value-type="string">
            <text:p>%</text:p>
          </table:table-cell>
          <table:table-cell table:formula="of:=[.F25]*1000" office:value-type="float" office:value="48428" calcext:value-type="float">
            <text:p>48428</text:p>
          </table:table-cell>
          <table:table-cell table:number-columns-repeated="3"/>
        </table:table-row>
      </table:table>
      <table:table table:name="estimate-strong-scaling" table:style-name="ta1">
        <table:table-column table:style-name="co1" table:number-columns-repeated="19" table:default-cell-style-name="Default"/>
        <table:table-row table:style-name="ro1">
          <table:table-cell table:number-columns-repeated="2"/>
          <table:table-cell office:value-type="string" calcext:value-type="string">
            <text:p>num mpi</text:p>
          </table:table-cell>
          <table:table-cell office:value-type="string" calcext:value-type="string">
            <text:p>sizeof(molecule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hat I got through: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otal num particles</text:p>
          </table:table-cell>
          <table:table-cell office:value-type="string" calcext:value-type="string">
            <text:p>num particles per MPI</text:p>
          </table:table-cell>
          <table:table-cell office:value-type="string" calcext:value-type="string">
            <text:p>GB per MPI</text:p>
          </table:table-cell>
          <table:table-cell table:number-columns-repeated="16"/>
        </table:table-row>
        <table:table-row table:style-name="ro1">
          <table:table-cell office:value-type="float" office:value="2654746598" calcext:value-type="float">
            <text:p>2654746598</text:p>
          </table:table-cell>
          <table:table-cell table:formula="of:=[.A5]/[.$C$2]" office:value-type="float" office:value="331843324.75" calcext:value-type="float">
            <text:p>331843324.75</text:p>
          </table:table-cell>
          <table:table-cell table:formula="of:=[.B5] / (1024*1024 * 1024) * [.$D$2]" office:value-type="float" office:value="9.88970174640417" calcext:value-type="float">
            <text:p>9.8897017464</text:p>
          </table:table-cell>
          <table:table-cell table:number-columns-repeated="16"/>
        </table:table-row>
        <table:table-row table:style-name="ro1">
          <table:table-cell/>
          <table:table-cell table:formula="of:=[.A6]/[.$C$2]" office:value-type="float" office:value="0" calcext:value-type="float">
            <text:p>0</text:p>
          </table:table-cell>
          <table:table-cell table:formula="of:=[.B6] / (1024*1024 * 1024) * [.$D$2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216599744" calcext:value-type="float">
            <text:p>3216599744</text:p>
          </table:table-cell>
          <table:table-cell table:formula="of:=[.A7]/[.$C$2]" office:value-type="float" office:value="402074968" calcext:value-type="float">
            <text:p>402074968</text:p>
          </table:table-cell>
          <table:table-cell table:formula="of:=[.B7] / (1024*1024 * 1024) * [.$D$2]" office:value-type="float" office:value="11.9827678203583" calcext:value-type="float">
            <text:p>11.9827678204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1813.01,1813.01,1813.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813.01,1813.01,1813.01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global box</text:p>
          </table:table-cell>
          <table:table-cell table:number-columns-repeated="2"/>
          <table:table-cell office:value-type="string" calcext:value-type="string">
            <text:p>nprocs per dim</text:p>
          </table:table-cell>
          <table:table-cell table:number-columns-repeated="2"/>
          <table:table-cell office:value-type="string" calcext:value-type="string">
            <text:p>local box</text:p>
          </table:table-cell>
          <table:table-cell table:number-columns-repeated="2"/>
          <table:table-cell office:value-type="string" calcext:value-type="string">
            <text:p>Ncel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1813.01" calcext:value-type="float">
            <text:p>1813.0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B17]/[.E17]" office:value-type="float" office:value="67.1485185185185" calcext:value-type="float">
            <text:p>67.1485185185</text:p>
          </table:table-cell>
          <table:table-cell table:formula="of:=[.C17]/[.F17]" office:value-type="float" office:value="69.7311538461539" calcext:value-type="float">
            <text:p>69.7311538462</text:p>
          </table:table-cell>
          <table:table-cell table:formula="of:=[.D17]/[.G17]" office:value-type="float" office:value="139.462307692308" calcext:value-type="float">
            <text:p>139.4623076923</text:p>
          </table:table-cell>
          <table:table-cell table:formula="of:=[.H17]/3.5" office:value-type="float" office:value="19.185291005291" calcext:value-type="float">
            <text:p>19.1852910053</text:p>
          </table:table-cell>
          <table:table-cell table:formula="of:=[.I17]/3.5" office:value-type="float" office:value="19.9231868131868" calcext:value-type="float">
            <text:p>19.9231868132</text:p>
          </table:table-cell>
          <table:table-cell table:formula="of:=[.J17]/3.5" office:value-type="float" office:value="39.8463736263736" calcext:value-type="float">
            <text:p>39.8463736264</text:p>
          </table:table-cell>
          <table:table-cell/>
          <table:table-cell office:value-type="string" calcext:value-type="string">
            <text:p>mit halo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pro thread = </text:p>
          </table:table-cell>
        </table:table-row>
        <table:table-row table:style-name="ro1">
          <table:table-cell table:number-columns-repeated="10"/>
          <table:table-cell table:formula="of:=ROUNDDOWN([.K17])" office:value-type="float" office:value="19" calcext:value-type="float">
            <text:p>19</text:p>
          </table:table-cell>
          <table:table-cell table:formula="of:=ROUNDDOWN([.L17])" office:value-type="float" office:value="19" calcext:value-type="float">
            <text:p>19</text:p>
          </table:table-cell>
          <table:table-cell table:formula="of:=ROUNDDOWN([.M17])" office:value-type="float" office:value="39" calcext:value-type="float">
            <text:p>39</text:p>
          </table:table-cell>
          <table:table-cell/>
          <table:table-cell table:formula="of:=[.K18]+2" office:value-type="float" office:value="21" calcext:value-type="float">
            <text:p>21</text:p>
          </table:table-cell>
          <table:table-cell table:formula="of:=[.L18]+2" office:value-type="float" office:value="21" calcext:value-type="float">
            <text:p>21</text:p>
          </table:table-cell>
          <table:table-cell table:formula="of:=[.M18]+2" office:value-type="float" office:value="41" calcext:value-type="float">
            <text:p>41</text:p>
          </table:table-cell>
          <table:table-cell table:formula="of:=[.O18]*[.P18]*[.Q18]" office:value-type="float" office:value="18081" calcext:value-type="float">
            <text:p>18081</text:p>
          </table:table-cell>
          <table:table-cell table:formula="of:=[.R18]/8" office:value-type="float" office:value="2260.125" calcext:value-type="float">
            <text:p>2260.125</text:p>
          </table:table-cell>
        </table:table-row>
        <table:table-row table:style-name="ro1">
          <table:table-cell table:number-columns-repeated="10"/>
          <table:table-cell table:formula="of:=[.H17]/[.K18]" office:value-type="float" office:value="3.53413255360624" calcext:value-type="float">
            <text:p>3.5341325536</text:p>
          </table:table-cell>
          <table:table-cell table:formula="of:=[.I17]/[.L18]" office:value-type="float" office:value="3.67006072874494" calcext:value-type="float">
            <text:p>3.6700607287</text:p>
          </table:table-cell>
          <table:table-cell table:formula="of:=[.J17]/[.M18]" office:value-type="float" office:value="3.57595660749507" calcext:value-type="float">
            <text:p>3.5759566075</text:p>
          </table:table-cell>
          <table:table-cell table:number-columns-repeated="6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12"/>
          <table:table-cell table:formula="of:=18*512" office:value-type="float" office:value="9216" calcext:value-type="float">
            <text:p>921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2:13:57.699184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1:41:22.346340962</meta:creation-date>
    <dc:date>2017-10-16T12:18:11.970317755</dc:date>
    <meta:editing-duration>P1DT12H1M24S</meta:editing-duration>
    <meta:editing-cycles>11</meta:editing-cycles>
    <meta:generator>LibreOffice/5.1.6.2$Linux_X86_64 LibreOffice_project/10m0$Build-2</meta:generator>
    <dc:creator>Nikola Tchipev</dc:creator>
    <meta:document-statistic meta:table-count="4" meta:cell-count="7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true" chart:maximum="8192" chart:origin="0" chart:interval-major="0.30102999566398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maximum="4400" chart:origin="0" chart:interval-major="0.30102999566398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28cm" svg:y="0.316cm" chart:style-name="ch2">
          <text:p>strong scaling</text:p>
        </chart:title>
        <chart:legend chart:legend-position="end" svg:x="12.83cm" svg:y="3.454cm" style:legend-expansion="high" chart:style-name="ch3"/>
        <chart:plot-area chart:style-name="ch4" table:cell-range-address="'strong-and-weak'.A7:'strong-and-weak'.E16 'strong-and-weak'.B2:'strong-and-weak'.E3" chart:data-source-has-labels="row" svg:x="1.331cm" svg:y="1.275cm" svg:width="11.179cm" svg:height="6.564cm">
          <chartooo:coordinate-region svg:x="1.767cm" svg:y="1.474cm" svg:width="9.815cm" svg:height="5.718cm"/>
          <chart:axis chart:dimension="x" chart:name="primary-x" chart:style-name="ch5">
            <chart:title svg:x="5.619cm" svg:y="8.019cm" chart:style-name="ch6">
              <text:p>Number of nodes</text:p>
            </chart:title>
          </chart:axis>
          <chart:axis chart:dimension="y" chart:name="primary-y" chart:style-name="ch7">
            <chart:title svg:x="0.451cm" svg:y="5.408cm" chart:style-name="ch8">
              <text:p>TFLOP/sec</text:p>
            </chart:title>
            <chart:grid chart:style-name="ch9" chart:class="major"/>
          </chart:axis>
          <chart:series chart:style-name="ch10" chart:values-cell-range-address="'strong-and-weak'.B7:'strong-and-weak'.B16" chart:label-cell-address="'strong-and-weak'.B2:'strong-and-weak'.B3" chart:class="chart:scatter">
            <chart:domain table:cell-range-address="'strong-and-weak'.A7:'strong-and-weak'.A16"/>
            <chart:data-point chart:repeated="10"/>
          </chart:series>
          <chart:series chart:style-name="ch11" chart:values-cell-range-address="'strong-and-weak'.C7:'strong-and-weak'.C16" chart:label-cell-address="'strong-and-weak'.C2:'strong-and-weak'.C3" chart:class="chart:scatter">
            <chart:data-point chart:repeated="10"/>
          </chart:series>
          <chart:series chart:style-name="ch12" chart:values-cell-range-address="'strong-and-weak'.D7:'strong-and-weak'.D16" chart:label-cell-address="'strong-and-weak'.D2:'strong-and-weak'.D3" chart:class="chart:scatter">
            <chart:data-point chart:repeated="10"/>
          </chart:series>
          <chart:series chart:style-name="ch13" chart:values-cell-range-address="'strong-and-weak'.E7:'strong-and-weak'.E16" chart:label-cell-address="'strong-and-weak'.E2:'strong-and-weak'.E3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rce-only</text:p>
                <text:list>
                  <text:list-item>
                    <text:p/>
                  </text:list-item>
                  <text:list-item>
                    <text:p>Force-only</text:p>
                  </text:list-item>
                </text:list>
                <draw:g>
                  <svg:desc>'strong-and-weak'.B2:'strong-and-weak'.B3</svg:desc>
                </draw:g>
              </table:table-cell>
              <table:table-cell office:value-type="string">
                <text:p>Whole-loop</text:p>
                <text:list>
                  <text:list-item>
                    <text:p/>
                  </text:list-item>
                  <text:list-item>
                    <text:p>Whole-loop</text:p>
                  </text:list-item>
                </text:list>
                <draw:g>
                  <svg:desc>'strong-and-weak'.C2:'strong-and-weak'.C3</svg:desc>
                </draw:g>
              </table:table-cell>
              <table:table-cell office:value-type="string">
                <text:p>Ideal-force</text:p>
                <text:list>
                  <text:list-item>
                    <text:p/>
                  </text:list-item>
                  <text:list-item>
                    <text:p>Ideal-force</text:p>
                  </text:list-item>
                </text:list>
                <draw:g>
                  <svg:desc>'strong-and-weak'.D2:'strong-and-weak'.D3</svg:desc>
                </draw:g>
              </table:table-cell>
              <table:table-cell office:value-type="string">
                <text:p>Ideal-whole</text:p>
                <text:list>
                  <text:list-item>
                    <text:p/>
                  </text:list-item>
                  <text:list-item>
                    <text:p>Ideal-whole</text:p>
                  </text:list-item>
                </text:list>
                <draw:g>
                  <svg:desc>'strong-and-weak'.E2:'strong-and-weak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trong-and-weak'.A7:'strong-and-weak'.A16</svg:desc>
                </draw:g>
              </table:table-cell>
              <table:table-cell office:value-type="float" office:value="0.85861">
                <text:p>0.85861</text:p>
                <draw:g>
                  <svg:desc>'strong-and-weak'.B7:'strong-and-weak'.B16</svg:desc>
                </draw:g>
              </table:table-cell>
              <table:table-cell office:value-type="float" office:value="0.64662">
                <text:p>0.64662</text:p>
                <draw:g>
                  <svg:desc>'strong-and-weak'.C7:'strong-and-weak'.C16</svg:desc>
                </draw:g>
              </table:table-cell>
              <table:table-cell office:value-type="float" office:value="0.85861">
                <text:p>0.85861</text:p>
                <draw:g>
                  <svg:desc>'strong-and-weak'.D7:'strong-and-weak'.D16</svg:desc>
                </draw:g>
              </table:table-cell>
              <table:table-cell office:value-type="float" office:value="0.64662">
                <text:p>0.64662</text:p>
                <draw:g>
                  <svg:desc>'strong-and-weak'.E7:'strong-and-weak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.7227">
                <text:p>1.7227</text:p>
              </table:table-cell>
              <table:table-cell office:value-type="float" office:value="1.1891">
                <text:p>1.1891</text:p>
              </table:table-cell>
              <table:table-cell office:value-type="float" office:value="1.71722">
                <text:p>1.71722</text:p>
              </table:table-cell>
              <table:table-cell office:value-type="float" office:value="1.29324">
                <text:p>1.29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3.4241">
                <text:p>3.4241</text:p>
              </table:table-cell>
              <table:table-cell office:value-type="float" office:value="2.2703">
                <text:p>2.2703</text:p>
              </table:table-cell>
              <table:table-cell office:value-type="float" office:value="3.43444">
                <text:p>3.43444</text:p>
              </table:table-cell>
              <table:table-cell office:value-type="float" office:value="2.58648">
                <text:p>2.58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.6675">
                <text:p>6.6675</text:p>
              </table:table-cell>
              <table:table-cell office:value-type="float" office:value="4.2548">
                <text:p>4.2548</text:p>
              </table:table-cell>
              <table:table-cell office:value-type="float" office:value="6.86888">
                <text:p>6.86888</text:p>
              </table:table-cell>
              <table:table-cell office:value-type="float" office:value="5.17296">
                <text:p>5.17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3.276">
                <text:p>13.276</text:p>
              </table:table-cell>
              <table:table-cell office:value-type="float" office:value="7.9831">
                <text:p>7.9831</text:p>
              </table:table-cell>
              <table:table-cell office:value-type="float" office:value="13.73776">
                <text:p>13.73776</text:p>
              </table:table-cell>
              <table:table-cell office:value-type="float" office:value="10.34592">
                <text:p>10.34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26.615">
                <text:p>26.615</text:p>
              </table:table-cell>
              <table:table-cell office:value-type="float" office:value="15.037">
                <text:p>15.037</text:p>
              </table:table-cell>
              <table:table-cell office:value-type="float" office:value="27.47552">
                <text:p>27.47552</text:p>
              </table:table-cell>
              <table:table-cell office:value-type="float" office:value="20.69184">
                <text:p>20.69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50.959">
                <text:p>50.959</text:p>
              </table:table-cell>
              <table:table-cell office:value-type="float" office:value="27.41">
                <text:p>27.41</text:p>
              </table:table-cell>
              <table:table-cell office:value-type="float" office:value="54.95104">
                <text:p>54.95104</text:p>
              </table:table-cell>
              <table:table-cell office:value-type="float" office:value="41.38368">
                <text:p>41.38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01.23">
                <text:p>101.23</text:p>
              </table:table-cell>
              <table:table-cell office:value-type="float" office:value="48.428">
                <text:p>48.428</text:p>
              </table:table-cell>
              <table:table-cell office:value-type="float" office:value="109.90208">
                <text:p>109.90208</text:p>
              </table:table-cell>
              <table:table-cell office:value-type="float" office:value="82.76736">
                <text:p>82.76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.80416">
                <text:p>219.80416</text:p>
              </table:table-cell>
              <table:table-cell office:value-type="float" office:value="165.53472">
                <text:p>165.53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9.60832">
                <text:p>439.60832</text:p>
              </table:table-cell>
              <table:table-cell office:value-type="float" office:value="331.06944">
                <text:p>331.069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